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2" svg:font-family="Gillus"/>
    <style:font-face style:name="Gillus1" svg:font-family="Gillus" style:font-adornments="Regular"/>
    <style:font-face style:name="EB Garamond 124" svg:font-family="'EB Garamond 12'" style:font-pitch="variable"/>
    <style:font-face style:name="EB Garamond 122" svg:font-family="'EB Garamond 12'" style:font-adornments="12 Regular" style:font-pitch="variable"/>
    <style:font-face style:name="EB Garamond 123" svg:font-family="'EB Garamond 12'" style:font-adornments="Regular" style:font-pitch="variable"/>
    <style:font-face style:name="Gillius ADF2" svg:font-family="'Gillius ADF'" style:font-adornments="Regular" style:font-pitch="variable"/>
    <style:font-face style:name="Gillus" svg:font-family="Gillus" style:font-adornments="Regular" style:font-pitch="variable"/>
    <style:font-face style:name="EB Garamond 12" svg:font-family="'EB Garamond 12'" style:font-family-generic="roman" style:font-pitch="variable"/>
    <style:font-face style:name="EB Garamond 121" svg:font-family="'EB Garamond 12'" style:font-adornments="12 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2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EB Garamond 124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2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2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Tools and infrastructure</text:span></text:p>
            <text:p text:style-name="P1"><text:span text:style-name="T2"/></text:p>
            <text:p text:style-name="P2"><text:span text:style-name="T4"/></text:p>
            <text:p text:style-name="P2"><text:span text:style-name="T5">01/23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So you think you know git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Pyth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neral language</text:p>
              </text:list-item>
              <text:list-item>
                <text:p>Great libraries</text:p>
              </text:list-item>
              <text:list-item>
                <text:p>Easy to learn / use</text:p>
              </text:list-item>
              <text:list-item>
                <text:p>Contenders: R (Scala?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two language problem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 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2 vs 3</text:p>
              </text:list-item>
              <text:list-item>
                <text:p>Package management</text:p>
              </text:list-item>
              <text:list-item>
                <text:p>Virtual environments</text:p>
              </text:list-item>
              <text:list-item>
                <text:p>Conda / pip</text:p>
              </text:list-item>
              <text:list-item>
                <text:p>Wheels</text:p>
              </text:list-item>
              <text:list-item>
                <text:p>Conda for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ynamic Typing issu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dito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lake8 / pyflake</text:p>
              </text:list-item>
              <text:list-item>
                <text:p>Scripted / weak typing: Have a syntax checker!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a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ortance of quick repl loop</text:p>
              </text:list-item>
              <text:list-item>
                <text:p>Benefits and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2" svg:font-family="Gillus"/>
    <style:font-face style:name="Gillus1" svg:font-family="Gillus" style:font-adornments="Regular"/>
    <style:font-face style:name="EB Garamond 124" svg:font-family="'EB Garamond 12'" style:font-pitch="variable"/>
    <style:font-face style:name="EB Garamond 122" svg:font-family="'EB Garamond 12'" style:font-adornments="12 Regular" style:font-pitch="variable"/>
    <style:font-face style:name="EB Garamond 123" svg:font-family="'EB Garamond 12'" style:font-adornments="Regular" style:font-pitch="variable"/>
    <style:font-face style:name="Gillius ADF2" svg:font-family="'Gillius ADF'" style:font-adornments="Regular" style:font-pitch="variable"/>
    <style:font-face style:name="Gillus" svg:font-family="Gillus" style:font-adornments="Regular" style:font-pitch="variable"/>
    <style:font-face style:name="EB Garamond 12" svg:font-family="'EB Garamond 12'" style:font-family-generic="roman" style:font-pitch="variable"/>
    <style:font-face style:name="EB Garamond 121" svg:font-family="'EB Garamond 12'" style:font-adornments="12 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EB Garamond 122" fo:font-family="'EB Garamond 12'" style:font-style-name="12 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3:24:35.078194996</meta:creation-date>
    <dc:date>2017-01-20T11:41:07.554714762</dc:date>
    <meta:editing-duration>P3DT23H29M33S</meta:editing-duration>
    <meta:editing-cycles>6</meta:editing-cycles>
    <meta:generator>LibreOffice/5.2.2.2$Linux_X86_64 LibreOffice_project/20m0$Build-2</meta:generator>
    <meta:document-statistic meta:object-count="54"/>
  </office:meta>
</office:document-meta>
</file>